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TableRow.newTableCellMergedVertically( int cellWidth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TableRow.writeRtfSuf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tfTableRow.newTableCell( int cel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ableRow.writePaddingAttribut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tfTableRow.adjustBorderProperties( RtfTable parentTab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tfTableRow.RtfTableRow( RtfTable parent , Writer w , RtfAttributes attrs , int id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TableRow.getT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TableRow.isFirs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Row.isHighestCell( int cell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Row.writeRtf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tfTableRow.newTableCellMergedHorizontally( int cellWidth , Rtf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TableRow.newTableCell( int cellWidth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ableRow.writeRtf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TableRow.writeRowAndCellsDefintions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RtfTableRow.RtfTableRow( RtfTable parent , Writer w , int id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